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per 58%"/>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Mono" fo:font-size="11pt" fo:language="zxx" fo:country="none" style:text-underline-style="none" fo:font-weight="bold"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DE-3.3.1.oxt&#13;Update file created : curly_de-DE.update.xml&#13;&#13;01.05.2021 23:50:3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DE-A-3.2.1.oxt&#13;Update file created : curly_de-DE-A.update.xml&#13;&#13;06.04.2021 16:32:5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DE-L-3.2.1.oxt&#13;Update file created : curly_de-DE-L.update.xml&#13;&#13;06.04.2021 16:33:0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097402481546557444"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85428747859136544" text:style-name="L2">
        <text:list-item>
          <text:p text:style-name="P48">Version 2.1.2 :</text:p>
        </text:list-item>
      </text:list>
      <text:list xml:id="list441262986647729149" text:style-name="L3">
        <text:list-item>
          <text:list>
            <text:list-item>
              <text:p text:style-name="P49">Localized help : resolved non-functional hyperlink due to API incompatibility introduced by Apache OpenOffice 4.1 (and LibreOffice 4.0).</text:p>
            </text:list-item>
          </text:list>
        </text:list-item>
      </text:list>
      <text:list xml:id="list43741905" text:continue-list="list485428747859136544" text:style-name="L2">
        <text:list-item>
          <text:p text:style-name="P48">Version 2.1.1 :</text:p>
        </text:list-item>
      </text:list>
      <text:list xml:id="list6132495072997728255"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43748326" text:continue-list="list43741905" text:style-name="L2">
        <text:list-item>
          <text:p text:style-name="P48">Version 2.1.0 :</text:p>
        </text:list-item>
      </text:list>
      <text:list xml:id="list4383482884427006406"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43747658" text:continue-list="list43748326" text:style-name="L2">
        <text:list-item>
          <text:p text:style-name="P48">Version 2.0.0 :</text:p>
        </text:list-item>
      </text:list>
      <text:list xml:id="list2452725954130367369"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43746734" text:continue-list="list43747658" text:style-name="L2">
        <text:list-item>
          <text:p text:style-name="P48">Version 1.5.3 :</text:p>
        </text:list-item>
      </text:list>
      <text:list xml:id="list3962917740339835311"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643572817932034742"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023889667944829349"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603918483080663435"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428430639252467238"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301994329589050894"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484300898780817719"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1148299286585144168"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139769677197951590"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297679933190385693"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510469428322270768" text:style-name="L17">
        <text:list-item>
          <text:p text:style-name="P63">Arg1 : <text:span text:style-name="InstructionMacro">String</text:span> : mandatory, type of control used for the button</text:p>
        </text:list-item>
      </text:list>
      <text:list xml:id="list8812637922542966362"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34857239113454747"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506255938809116419"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133806478360737489"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359457237857762138"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602386075505015062"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533652434002740760"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145131103027737360"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502968059944067407"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309571509211807678"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143852979247442313"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819528497762940571"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729566594749538789"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185798237789226072"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017156146116012064"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937557609811253633"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088812969843314979"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DE)</text:p>
      <text:p text:style-name="tooltipText"/>
      <text:p text:style-name="tooltipLang"><text:bookmark-start text:name="__RefHeading__44467_325084090"/>Tooltip de<text:bookmark-end text:name="__RefHeading__44467_325084090"/></text:p>
      <text:p text:style-name="descrText">curly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577440434042280402"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20449402905306740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55929248786649638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20113340670981575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374725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60008811675777672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8029506180869013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18948877658300026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3</dc:date>
     <text:p>internal</text:p>
     <text:p>Page2</text:p>
     <text:p/>
    </office:annotation>Paragraph styles</text:p>
      <text:p text:style-name="P28"><office:annotation>
     <dc:creator>BM</dc:creator>
     <dc:date>2008-03-13T00:00:00.93</dc:date>
     <text:p>internal</text:p>
     <text:p>Page7</text:p>
     <text:p/>
    </office:annotation>Hyperlinks</text:p>
      <text:p text:style-name="hlp_5f_paragraph"><text:span text:style-name="T14"><office:annotation>
      <dc:creator>BM</dc:creator>
      <dc:date>2008-03-13T00:00:00.93</dc:date>
      <text:p>internal</text:p>
      <text:p>Page3</text:p>
      <text:p/>
     </office:annotation></text:span><text:span text:style-name="T14">Text formatting</text:span></text:p>
      <text:p text:style-name="P28"><office:annotation>
     <dc:creator>BM</dc:creator>
     <dc:date>2008-03-26T00:00:00.9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4</dc:date>
     <text:p>external</text:p>
     <text:p>text/swriter/main0210.xhp</text:p>
     <text:p/>
    </office:annotation><text:span text:style-name="T14">Preview topic</text:span> </text:p>
      <text:p text:style-name="hlp_5f_paragraph">This hyperlink displays <text:s/><office:annotation>
     <dc:creator>BM</dc:creator>
     <dc:date>2008-03-15T00:00:00.9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3736834" text:continue-list="list420449402905306740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3728080" text:continue-list="list4374725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5</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95</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95</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43731432" text:continue-list="list4373683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DE</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onventions</text:p>
      <text:list xml:id="list43743958" text:continue-list="list43731432" text:style-name="hlp_5f_tag">
        <text:list-item>
          <text:p text:style-name="P84">index Writer = curly (de-DE);Conventions</text:p>
        </text:list-item>
      </text:list>
      <text:p text:style-name="hlp_5f_paragraph"/>
      <text:p text:style-name="hlp_5f_head1">“Curly quotes” conversion help</text:p>
      <text:p text:style-name="hlp_5f_head2"><text:bookmark text:name="conventions"/>Conventions</text:p>
      <text:p text:style-name="hlp_5f_head3"><text:bookmark text:name="definitions"/>Definitions</text:p>
      <text:list xml:id="list43727975" text:continue-list="list43728080"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43721691"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43724155"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43729748"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43733393"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de-DE)</text:p>
      <text:p text:style-name="hlp_5f_tree"><text:tab/>page = Page1 = Conventions</text:p>
      <text:p text:style-name="hlp_5f_tree">/node</text:p>
      <text:p text:style-name="hlp_5f_paragraph"/>
      <text:p text:style-name="helpLang">Help fr</text:p>
      <text:p text:style-name="hlp_5f_page">Page1 : Conventions</text:p>
      <text:list xml:id="list43728829" text:continue-list="list43743958" text:style-name="hlp_5f_tag">
        <text:list-item>
          <text:p text:style-name="P84">index Writer = curly (de-DE);Conventions</text:p>
        </text:list-item>
      </text:list>
      <text:p text:style-name="hlp_5f_head1">"curly quotes" conversion aide</text:p>
      <text:p text:style-name="hlp_5f_head2"><text:bookmark text:name="conventions1"/>Conventions</text:p>
      <text:p text:style-name="hlp_5f_head3"><text:bookmark text:name="définitions"/>Définitions</text:p>
      <text:list xml:id="list43733505" text:continue-list="list43733393"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43732623"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43721154"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43738308"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43737179" text:continue-numbering="true" text:style-name="hlp_5f_list_5f_dot">
        <text:list-item>
          <text:p text:style-name="hlp_5f_list_5f_dot">Vous pouvez installer plusieurs variantes linguistiques en parallèle. Utilisez le format d’échange pour convertir 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text:soft-page-break/>node = curly (de-DE)</text:p>
      <text:p text:style-name="hlp_5f_tree"><text:tab/>page = Page1 = Conventions</text:p>
      <text:p text:style-name="hlp_5f_tree">/node</text:p>
      <text:p text:style-name="hlp_5f_paragraph"/>
      <text:p text:style-name="helpLang">Help de</text:p>
      <text:p text:style-name="hlp_5f_page">Page1 : <text:span text:style-name="T21">Konventionen</text:span></text:p>
      <text:list xml:id="list43741296" text:continue-list="list43728829" text:style-name="hlp_5f_tag">
        <text:list-item>
          <text:p text:style-name="P84">index Writer = curly (de-DE);Konventionen</text:p>
        </text:list-item>
      </text:list>
      <text:p text:style-name="hlp_5f_head1">"curly quotes" Konvertierung Hilfe</text:p>
      <text:p text:style-name="hlp_5f_head2"><text:bookmark text:name="konventionen"/>Konventionen</text:p>
      <text:p text:style-name="hlp_5f_head3"><text:bookmark text:name="definitionen"/>Definitionen</text:p>
      <text:list xml:id="list43746704" text:continue-list="list43737179"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43732035"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43721580"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43721701"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43727243" text:continue-numbering="true" text:style-name="hlp_5f_list_5f_dot">
        <text:list-item>
          <text:p text:style-name="hlp_5f_list_5f_dot">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text:soft-page-break/>node = curly (de-DE)</text:p>
      <text:p text:style-name="hlp_5f_tree"><text:tab/>page = Page1 = <text:span text:style-name="T21">Konventionen</text:span></text:p>
      <text:p text:style-name="hlp_5f_tree">/node</text:p>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3" meta:word-count="13987" meta:character-count="8687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DE", "3.3.1")

  setExtensionDescription("en, de, fr")
  setDisplayName("en", "curly (de-DE)")
  setDisplayName("de", "curly (de-DE)")
  setTooltip("en, de", "en") ' deprecated ! starting from 3.1,use instead setExtensionDescription

  setPublisherName("en", "Peter Triesberger", "https://github.com/peter88213")
  setLicense("en")

  beginUpdateInformation("direct", "direct") 
	setUpdateSource("https://raw.githubusercontent.com/peter88213/curly-de-DE/master/", "https://raw.githubusercontent.com/peter88213/curly-de-DE/master/")
  endUpdateInformation

  setHelp("de, en, fr")
 endDescription  


beginAnnexes 
  useLibrary("Basic", "curly_de-DE/")
endAnnexes


beginAddonUI

  beginOfficeHelp
	   beginTitles()
	  	setTitle("curly de-DE Help", "en")
    	setTitle("curly de-DE Hilfe", "de")
      endTitles
      setURL("Basic", "curly_de-DE", "help", "show_help")
  endOfficeHelp

  beginOfficeMenuBarMerging

    beginMergeInstruction("Writer")
      	setMergePoint(".uno:FormatMenu\.uno:PageDialog", "AddAfter", "AddLast") 

      	beginMergeItems
      
        	addSeparator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MergeItems

  	endMergeInstruction

  endOfficeMenuBarMerging

  beginOfficeToolbar

    beginTbTitles("Writer")
      setTitle("curly de-DE")
    endTbTitles

		beginButton()
            beginTitles("Writer")
              setTitle("Convert ellipses and apostrophes", "en")
              setTitle("Konvertiere Ellipsen und Apostrophe", "de")
            endTitles
            setURL("Basic", "curly_de-DE", "Common", "Main")
			setImage("icons/Work")
		endButton

		beginButton()
            beginTitles("Writer")
              setTitle("en-dash to two hyphens (– → --)", "en")
              setTitle("Gedankenstrich zu zwei Trennstrichen (– → --)", "de")
            endTitles
            setURL("Basic", "curly_de-DE", "Revert", "Dash")
			setImage("icons/DoubleHyphen")
		endButton    

		beginButton()
            beginTitles("Writer")
              setTitle("two hyphens to en-dash (-- → –)", "en")
              setTitle("zwei Trennstriche zu Gedankenstrich (-- → –)", "de")
            endTitles
            setURL("Basic", "curly_de-DE", "Common", "En_dash")
			setImage("icons/EnDash")
		endButton    

        addSeparator

		beginButton()
            beginTitles("Writer")
              setTitle("Show direct speech (works with german style quotation marks)", "en")
              setTitle("Zeige wörtliche Rede (funktioniert mit deutschen Anführungszeichen)", "de")
            endTitles
            setURL("Basic", "curly_de-DE", "QM_de_DE", "ShowDirectSpeech")
			setImage("icons/DirectSpeech")
		endButton


		beginButton()
            beginTitles("Writer")
              setTitle("Back to standard view", "en")
              setTitle("Zurück zur Normalansicht", "de")
            endTitles
            setURL("Basic", "curly_de-DE", "QM_de_DE", "StandardView")
			setImage("icons/StandardView")
		endButton    

  endOfficeToolbar


  beginAddonMenu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